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Linux Libertine Display G" svg:font-family="Linux Libertine Display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margin-bottom="0in" fo:line-height="150%"/>
    </style:style>
    <style:style style:name="T10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1" style:parent-style-name="Car.predefinitoparagrafo" style:family="text">
      <style:text-properties style:font-name="Linux Libertine Display G" fo:font-weight="bold" style:font-weight-asian="bold" style:font-weight-complex="bold" fo:color="#161AA3" fo:font-size="12pt" style:font-size-asian="12pt" style:font-size-complex="12pt" fo:background-color="#FFFFFF"/>
    </style:style>
    <style:style style:name="T12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3" style:parent-style-name="Car.predefinitoparagrafo" style:family="text">
      <style:text-properties style:font-name="Linux Libertine Display G" fo:font-weight="bold" style:font-weight-asian="bold" style:font-weight-complex="bold" fo:color="#161AA3" fo:font-size="12pt" style:font-size-asian="12pt" style:font-size-complex="12pt" fo:background-color="#FFFFFF"/>
    </style:style>
    <style:style style:name="P14" style:parent-style-name="Standard" style:family="paragraph">
      <style:paragraph-properties fo:widows="0" fo:orphans="0" fo:text-align="center" fo:margin-bottom="0in" fo:line-height="150%"/>
    </style:style>
    <style:style style:name="T15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16" style:parent-style-name="Standard" style:family="paragraph">
      <style:paragraph-properties fo:widows="0" fo:orphans="0" fo:text-align="justify" fo:margin-bottom="0in" fo:line-height="150%"/>
    </style:style>
    <style:style style:name="T17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18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19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20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21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22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23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24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25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26" style:parent-style-name="Standard" style:family="paragraph">
      <style:paragraph-properties fo:widows="0" fo:orphans="0" fo:text-align="center" fo:margin-bottom="0in" fo:line-height="150%"/>
    </style:style>
    <style:style style:name="T27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28" style:parent-style-name="Standard" style:family="paragraph">
      <style:paragraph-properties fo:widows="0" fo:orphans="0" fo:text-align="justify" fo:margin-bottom="0in" fo:line-height="150%"/>
    </style:style>
    <style:style style:name="T29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0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31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2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3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5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6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37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P38" style:parent-style-name="Standard" style:family="paragraph">
      <style:paragraph-properties fo:widows="0" fo:orphans="0" fo:text-align="justify" fo:margin-bottom="0in" fo:line-height="150%"/>
    </style:style>
    <style:style style:name="T39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40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P41" style:parent-style-name="Standard" style:family="paragraph">
      <style:paragraph-properties fo:widows="0" fo:orphans="0" fo:text-align="center" fo:margin-bottom="0in" fo:line-height="150%"/>
    </style:style>
    <style:style style:name="T42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43" style:parent-style-name="Standard" style:family="paragraph">
      <style:paragraph-properties fo:widows="0" fo:orphans="0" fo:text-align="justify" fo:margin-bottom="0in" fo:line-height="150%"/>
    </style:style>
    <style:style style:name="T44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45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46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47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48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widows="0" fo:orphans="0" fo:text-align="justify" fo:margin-bottom="0in" fo:line-height="150%"/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3.0736in" style:use-optimal-column-width="false"/>
    </style:style>
    <style:style style:name="TableColumn53" style:family="table-column">
      <style:table-column-properties style:column-width="2.959in" style:use-optimal-column-width="false"/>
    </style:style>
    <style:style style:name="Table51" style:family="table">
      <style:table-properties style:width="6.0326in" fo:margin-left="-0.0326in" table:align="left"/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-top="0.0069in solid #000001" fo:border-left="0.0069in solid #000001" fo:border-bottom="0.0069in solid #000001" fo:border-right="0.0034in solid #000001" style:writing-mode="lr-tb" fo:padding-top="0in" fo:padding-left="0.0381in" fo:padding-bottom="0in" fo:padding-right="0.0381in"/>
    </style:style>
    <style:style style:name="P56" style:parent-style-name="Standard" style:family="paragraph">
      <style:paragraph-properties fo:widows="0" fo:orphans="0" fo:margin-bottom="0in"/>
    </style:style>
    <style:style style:name="T57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T58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TableCell59" style:family="table-cell">
      <style:table-cell-properties fo:border="0.0069in solid #000001" style:writing-mode="lr-tb" fo:padding-top="0in" fo:padding-left="0.0381in" fo:padding-bottom="0in" fo:padding-right="0.0381in"/>
    </style:style>
    <style:style style:name="P60" style:parent-style-name="Standard" style:family="paragraph">
      <style:paragraph-properties fo:widows="0" fo:orphans="0" fo:text-align="end" fo:margin-bottom="0in"/>
    </style:style>
    <style:style style:name="T61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TableRow62" style:family="table-row">
      <style:table-row-properties style:min-row-height="0.0006in" style:use-optimal-row-height="false"/>
    </style:style>
    <style:style style:name="TableCell63" style:family="table-cell">
      <style:table-cell-properties fo:border-top="0.0034in solid #000001" fo:border-left="0.0069in solid #000001" fo:border-bottom="0.0069in solid #000001" fo:border-right="0.0034in solid #000001" style:writing-mode="lr-tb" fo:padding-top="0in" fo:padding-left="0.0381in" fo:padding-bottom="0in" fo:padding-right="0.0381in"/>
    </style:style>
    <style:style style:name="P64" style:parent-style-name="Standard" style:family="paragraph">
      <style:paragraph-properties fo:widows="0" fo:orphans="0" fo:margin-bottom="0in"/>
    </style:style>
    <style:style style:name="T65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T66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TableCell67" style:family="table-cell">
      <style:table-cell-properties fo:border-top="0.0034in solid #000001" fo:border-left="0.0069in solid #000001" fo:border-bottom="0.0069in solid #000001" fo:border-right="0.0069in solid #000001" style:writing-mode="lr-tb" fo:padding-top="0in" fo:padding-left="0.0381in" fo:padding-bottom="0in" fo:padding-right="0.0381in"/>
    </style:style>
    <style:style style:name="P68" style:parent-style-name="Standard" style:family="paragraph">
      <style:paragraph-properties fo:widows="0" fo:orphans="0" fo:text-align="end" fo:margin-bottom="0in"/>
      <style:text-properties style:font-name="Linux Libertine Display G" style:font-name-complex="Linux Libertine Display G" fo:color="#182F7C" fo:font-size="12pt" style:font-size-asian="12pt" style:font-size-complex="12pt"/>
    </style:style>
    <style:style style:name="P69" style:parent-style-name="Standard" style:family="paragraph">
      <style:paragraph-properties fo:widows="0" fo:orphans="0" fo:text-align="end" fo:margin-bottom="0in"/>
      <style:text-properties style:font-name="Linux Libertine Display G" fo:font-size="12pt" style:font-size-asian="12pt" style:font-size-complex="12pt"/>
    </style:style>
    <style:style style:name="P70" style:parent-style-name="Standard" style:family="paragraph">
      <style:paragraph-properties fo:widows="0" fo:orphans="0" fo:text-align="end" fo:margin-bottom="0in"/>
    </style:style>
    <style:style style:name="T71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TableRow72" style:family="table-row">
      <style:table-row-properties style:min-row-height="1.5118in" style:use-optimal-row-height="false"/>
    </style:style>
    <style:style style:name="TableCell73" style:family="table-cell">
      <style:table-cell-properties fo:border-top="0.0034in solid #000001" fo:border-left="0.0069in solid #000001" fo:border-bottom="0.0069in solid #000001" fo:border-right="0.0034in solid #000001" style:writing-mode="lr-tb" fo:padding-top="0in" fo:padding-left="0.0381in" fo:padding-bottom="0in" fo:padding-right="0.0381in"/>
    </style:style>
    <style:style style:name="P74" style:parent-style-name="Standard" style:family="paragraph">
      <style:paragraph-properties fo:widows="0" fo:orphans="0" fo:margin-bottom="0in"/>
    </style:style>
    <style:style style:name="T75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76" style:parent-style-name="Standard" style:family="paragraph">
      <style:paragraph-properties fo:widows="0" fo:orphans="0" fo:margin-bottom="0in"/>
    </style:style>
    <style:style style:name="T77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78" style:parent-style-name="Standard" style:family="paragraph">
      <style:paragraph-properties fo:widows="0" fo:orphans="0" fo:margin-bottom="0in"/>
    </style:style>
    <style:style style:name="T79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80" style:parent-style-name="Standard" style:family="paragraph">
      <style:paragraph-properties fo:widows="0" fo:orphans="0" fo:margin-bottom="0in"/>
    </style:style>
    <style:style style:name="T81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T82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83" style:parent-style-name="Standard" style:family="paragraph">
      <style:paragraph-properties fo:widows="0" fo:orphans="0" fo:margin-bottom="0in"/>
    </style:style>
    <style:style style:name="T84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85" style:parent-style-name="Standard" style:family="paragraph">
      <style:paragraph-properties fo:widows="0" fo:orphans="0" fo:margin-bottom="0in"/>
    </style:style>
    <style:style style:name="T86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87" style:parent-style-name="Standard" style:family="paragraph">
      <style:paragraph-properties fo:widows="0" fo:orphans="0" fo:margin-bottom="0in"/>
    </style:style>
    <style:style style:name="T88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89" style:parent-style-name="Standard" style:family="paragraph">
      <style:paragraph-properties fo:widows="0" fo:orphans="0" fo:margin-bottom="0in"/>
    </style:style>
    <style:style style:name="T90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91" style:parent-style-name="Standard" style:family="paragraph">
      <style:paragraph-properties fo:widows="0" fo:orphans="0" fo:margin-bottom="0in"/>
      <style:text-properties style:font-name="Linux Libertine Display G" fo:font-size="12pt" style:font-size-asian="12pt" style:font-size-complex="12pt"/>
    </style:style>
    <style:style style:name="TableCell92" style:family="table-cell">
      <style:table-cell-properties fo:border-top="0.0034in solid #000001" fo:border-left="0.0069in solid #000001" fo:border-bottom="0.0069in solid #000001" fo:border-right="0.0069in solid #000001" style:writing-mode="lr-tb" fo:padding-top="0in" fo:padding-left="0.0381in" fo:padding-bottom="0in" fo:padding-right="0.0381in"/>
    </style:style>
    <style:style style:name="P93" style:parent-style-name="Standard" style:family="paragraph">
      <style:paragraph-properties fo:widows="0" fo:orphans="0" fo:text-align="end" fo:margin-bottom="0in"/>
    </style:style>
    <style:style style:name="T94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95" style:parent-style-name="Standard" style:family="paragraph">
      <style:paragraph-properties fo:widows="0" fo:orphans="0" fo:text-align="end" fo:margin-bottom="0in"/>
    </style:style>
    <style:style style:name="T96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97" style:parent-style-name="Standard" style:family="paragraph">
      <style:paragraph-properties fo:widows="0" fo:orphans="0" fo:text-align="end" fo:margin-bottom="0in"/>
    </style:style>
    <style:style style:name="T98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99" style:parent-style-name="Standard" style:family="paragraph">
      <style:paragraph-properties fo:widows="0" fo:orphans="0" fo:text-align="end" fo:margin-bottom="0in"/>
    </style:style>
    <style:style style:name="T100" style:parent-style-name="Car.predefinitoparagrafo" style:family="text">
      <style:text-properties style:font-name="Linux Libertine Display G" style:font-name-complex="Times New Roman" fo:color="#182F7C" fo:font-size="12pt" style:font-size-asian="12pt" style:font-size-complex="12pt"/>
    </style:style>
    <style:style style:name="P101" style:parent-style-name="Standard" style:family="paragraph">
      <style:paragraph-properties fo:widows="0" fo:orphans="0" fo:text-align="end" fo:margin-bottom="0in"/>
    </style:style>
    <style:style style:name="T102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103" style:parent-style-name="Standard" style:family="paragraph">
      <style:paragraph-properties fo:widows="0" fo:orphans="0" fo:text-align="end" fo:margin-bottom="0in"/>
    </style:style>
    <style:style style:name="T104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105" style:parent-style-name="Standard" style:family="paragraph">
      <style:paragraph-properties fo:widows="0" fo:orphans="0" fo:text-align="end" fo:margin-bottom="0in"/>
    </style:style>
    <style:style style:name="T106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widows="0" fo:orphans="0" fo:text-align="end" fo:margin-bottom="0in"/>
    </style:style>
    <style:style style:name="T108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109" style:parent-style-name="Standard" style:family="paragraph">
      <style:paragraph-properties fo:widows="0" fo:orphans="0" fo:text-align="end" fo:margin-bottom="0in"/>
    </style:style>
    <style:style style:name="T110" style:parent-style-name="Car.predefinitoparagrafo" style:family="text"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111" style:parent-style-name="Standard" style:family="paragraph">
      <style:paragraph-properties fo:widows="0" fo:orphans="0" fo:text-align="justify" fo:margin-bottom="0.0972in" fo:line-height="150%"/>
      <style:text-properties style:font-name="Linux Libertine Display G" style:font-name-complex="Linux Libertine Display G" fo:font-weight="bold" style:font-weight-asian="bold" style:font-weight-complex="bold" fo:color="#182F7C" fo:font-size="12pt" style:font-size-asian="12pt" style:font-size-complex="12pt"/>
    </style:style>
    <style:style style:name="P112" style:parent-style-name="Standard" style:family="paragraph">
      <style:paragraph-properties fo:widows="0" fo:orphans="0" fo:text-align="center" fo:margin-bottom="0.0972in" fo:line-height="150%"/>
    </style:style>
    <style:style style:name="T113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114" style:parent-style-name="Standard" style:family="paragraph">
      <style:paragraph-properties fo:widows="0" fo:orphans="0" fo:text-align="justify" fo:margin-bottom="0.0972in" fo:line-height="150%"/>
    </style:style>
    <style:style style:name="T115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116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T117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P118" style:parent-style-name="Standard" style:family="paragraph">
      <style:paragraph-properties fo:widows="0" fo:orphans="0" fo:text-align="justify" fo:margin-bottom="0.0972in" fo:line-height="150%"/>
    </style:style>
    <style:style style:name="T119" style:parent-style-name="Car.predefinitoparagrafo" style:family="text">
      <style:text-properties style:font-name="Linux Libertine Display G" style:font-name-complex="Times New Roman" fo:color="#000080" fo:font-size="12pt" style:font-size-asian="12pt" style:font-size-complex="12pt"/>
    </style:style>
    <style:style style:name="P120" style:parent-style-name="Standard" style:family="paragraph">
      <style:paragraph-properties fo:widows="0" fo:orphans="0" fo:text-align="end" fo:margin-bottom="0.0972in" fo:line-height="150%"/>
    </style:style>
    <style:style style:name="T121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P122" style:parent-style-name="Standard" style:family="paragraph">
      <style:paragraph-properties fo:text-align="center" fo:line-height="150%"/>
      <style:text-properties style:font-name="Linux Libertine Display G" fo:font-weight="bold" style:font-weight-asian="bold" fo:color="#182F7C" fo:font-size="12pt" style:font-size-asian="12pt" style:font-size-complex="12pt"/>
    </style:style>
    <style:style style:name="P123" style:parent-style-name="Standard" style:family="paragraph">
      <style:paragraph-properties fo:text-align="center" fo:line-height="150%"/>
      <style:text-properties style:font-name="Linux Libertine Display G" fo:font-weight="bold" style:font-weight-asian="bold" fo:color="#182F7C" fo:font-size="12pt" style:font-size-asian="12pt" style:font-size-complex="12pt"/>
    </style:style>
    <style:style style:name="P124" style:parent-style-name="Standard" style:family="paragraph">
      <style:paragraph-properties fo:text-align="center" fo:line-height="150%"/>
      <style:text-properties style:font-name="Linux Libertine Display G" fo:font-weight="bold" style:font-weight-asian="bold" fo:color="#182F7C" fo:font-size="12pt" style:font-size-asian="12pt" style:font-size-complex="12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Car.predefinitoparagrafo" style:family="text">
      <style:text-properties style:font-name="Linux Libertine Display G" fo:color="#182F7C" fo:font-size="12pt" style:font-size-asian="12pt" style:font-size-complex="12pt"/>
    </style:style>
    <style:style style:name="T127" style:parent-style-name="Car.predefinitoparagrafo" style:family="text">
      <style:text-properties style:font-name="Linux Libertine Display G" fo:color="#182F7C" fo:font-size="12pt" style:font-size-asian="12pt" style:font-size-complex="12pt"/>
    </style:style>
    <style:style style:name="T128" style:parent-style-name="Car.predefinitoparagrafo" style:family="text">
      <style:text-properties style:font-name="Linux Libertine Display G" fo:font-weight="bold" style:font-weight-asian="bold" style:font-weight-complex="bold" fo:color="#182F7C" fo:font-size="12pt" style:font-size-asian="12pt" style:font-size-complex="12pt"/>
    </style:style>
    <style:style style:name="T129" style:parent-style-name="Car.predefinitoparagrafo" style:family="text">
      <style:text-properties style:font-name="Linux Libertine Display G" fo:color="#182F7C" fo:font-size="12pt" style:font-size-asian="12pt" style:font-size-complex="12pt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32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33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34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35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36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37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38" style:parent-style-name="Car.predefinitoparagrafo" style:family="text">
      <style:text-properties style:font-name="Linux Libertine Display G" style:font-weight-complex="bold" fo:color="#182F7C" fo:font-size="12pt" style:font-size-asian="12pt" style:font-size-complex="12pt"/>
    </style:style>
    <style:style style:name="T139" style:parent-style-name="Car.predefinitoparagrafo" style:family="text">
      <style:text-properties style:font-name="Linux Libertine Display G" fo:font-weight="bold" style:font-weight-asian="bold" fo:color="#182F7C" fo:font-size="12pt" style:font-size-asian="12pt" style:font-size-complex="12pt"/>
    </style:style>
    <style:style style:name="T140" style:parent-style-name="Car.predefinitoparagrafo" style:family="text">
      <style:text-properties style:font-name="Linux Libertine Display G" fo:color="#182F7C" fo:font-size="12pt" style:font-size-asian="12pt" style:font-size-complex="12pt"/>
    </style:style>
    <style:style style:name="P141" style:parent-style-name="Standard" style:family="paragraph">
      <style:paragraph-properties fo:text-align="justify" fo:line-height="150%"/>
      <style:text-properties style:font-name="Linux Libertine Display G" fo:color="#182F7C" fo:font-size="12pt" style:font-size-asian="12pt" style:font-size-complex="12pt"/>
    </style:style>
    <style:style style:name="P142" style:parent-style-name="Standard" style:family="paragraph">
      <style:paragraph-properties fo:text-align="justify" fo:line-height="150%"/>
      <style:text-properties style:font-name="Linux Libertine Display G" fo:color="#182F7C" fo:font-size="12pt" style:font-size-asian="12pt" style:font-size-complex="12pt"/>
    </style:style>
    <style:style style:name="P143" style:parent-style-name="Standard" style:family="paragraph">
      <style:paragraph-properties fo:text-align="justify" fo:line-height="150%"/>
      <style:text-properties style:font-name="Linux Libertine Display G" fo:color="#182F7C" fo:font-size="12pt" style:font-size-asian="12pt" style:font-size-complex="12pt"/>
    </style:style>
    <style:style style:name="P144" style:parent-style-name="Standard" style:family="paragraph">
      <style:paragraph-properties fo:widows="0" fo:orphans="0" fo:text-align="justify" fo:margin-bottom="0.0972in" fo:line-height="150%"/>
    </style:style>
    <style:style style:name="T145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46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47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48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49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50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51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52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  <style:style style:name="T153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54" style:parent-style-name="Car.predefinitoparagrafo" style:family="text">
      <style:text-properties style:font-name="Linux Libertine Display G" style:font-name-complex="Times New Roman" fo:font-weight="bold" style:font-weight-asian="bold" style:font-weight-complex="bold" fo:color="#000080" fo:font-size="12pt" style:font-size-asian="12pt" style:font-size-complex="12pt"/>
    </style:style>
    <style:style style:name="T155" style:parent-style-name="Car.predefinitoparagrafo" style:family="text">
      <style:text-properties style:font-name="Linux Libertine Display G" style:font-name-complex="Times New Roman" style:font-weight-complex="bold" fo:color="#000080" fo:font-size="12pt" style:font-size-asian="12pt" style:font-size-complex="12pt"/>
    </style:style>
  </office:automatic-styles>
  <office:body>
    <office:text text:use-soft-page-breaks="true">
      <text:p text:style-name="P1"><text:span text:style-name="T10"><text:s text:c="3"/></text:span><text:span text:style-name="T11">{TipoEnte}</text:span><text:span text:style-name="T12"><text:s/>DI<text:s/></text:span><text:span text:style-name="T13">{SedeEnte}</text:span></text:p>
      <text:p text:style-name="P14"><text:span text:style-name="T15">ATTO DI PRECETTO</text:span></text:p>
      <text:p text:style-name="P16"><text:span text:style-name="T17">Per la società ALFACND S.R.L. (P.I.: 01 607 030 333), <text:s/>con sede in Caorso (PC), via Mandello n.72, in persona del legale rappresentante p.t., Luigi Lucchini, (LCCLGU49L11I815R), nato a Somaglia (Lo)<text:s/></text:span><text:span text:style-name="T18">l'11.07.1949, rappresentata e difesa, giusta procura in calce al ricorso per decreto ingiuntivo <text:s/>del 24.04.2018,iscritto al R.g. n. 1159/2018</text:span><text:span text:style-name="T19"><text:s/></text:span><text:span text:style-name="T20">del Tribunale di Piacenza, dall' Avv. Giovanna Turchio del Foro di Piacenza, (C.F.: TRCGNN77P63G792W), presso il cu</text:span><text:span text:style-name="T21">i studio in Piacenza, in via A. Genocchi n. 16, è elettivamente domiciliata, con contestuale</text:span><text:span text:style-name="T22"><text:s/></text:span><text:span text:style-name="T23">indicazione dell' indirizzo pec: turchio.giovanna@ordineavvocatipc.it e del numero/fax 0523-1991294,<text:s/></text:span><text:span text:style-name="T24">quali recapiti ove effettuare comunicazioni e notifiche ai sens</text:span><text:span text:style-name="T25">i di legge;</text:span></text:p>
      <text:p text:style-name="P26"><text:span text:style-name="T27">premesso che</text:span></text:p>
      <text:p text:style-name="P28"><text:span text:style-name="T29">- la società ALFACND S.R.L. è creditrice nei confronti di<text:s/></text:span><text:span text:style-name="T30">S.R.M. CARPENTERIA INOX S.R.L</text:span><text:span text:style-name="T31">., ( P.I.: 07 631 480 964), corrente in Milano, Largo Promessi Sposi n.2, in persona del legale rappresentante p.t., sig. Pennelli Giuseppe, (C.</text:span><text:span text:style-name="T32">F. PNNGPP63S12F205P), nato il 12.11.1963 a Milano ed ivi residente in Via Grassi Giovanni Battista n. 89, della somma complessiva di<text:s/></text:span><text:span text:style-name="T33">€ 6.544,00,</text:span><text:span text:style-name="T34"><text:s/></text:span><text:span text:style-name="T35">oltre interessi <text:s/>moratori D. Lgs. 231/2002 dal giorno successivo alla scadenza delle due fatture sino al saldo<text:s/></text:span><text:span text:style-name="T36">, come da domanda e spese di procedura liquidate in € 829,00 per compensi, € 145,50 per esborsi, oltre Iva, C.p.a., in forza di decreto ingiuntivo n. 523/2018 , R.G. n. 1159/2018, emesso dal Tribunale di Piacenza l'08.05.2018 e depositato in Cancelleria il</text:span><text:span text:style-name="T37"><text:s/>09.05.2018, <text:s text:c="2"/>notificato in data 18.06.2018 ex art. 143 c.p.c. e dichiarato definitivamente esecutivo con decreto del 16.10.2018 dal Tribunale di Piacenza, D.ssa Iaquinti <text:s/>e formula esecutiva apposta il 18.10.2018;</text:span></text:p>
      <text:p text:style-name="P38"><text:span text:style-name="T39">- nulla è stato corrisposto dalla debirt</text:span><text:span text:style-name="T40">rice <text:s/>in forza del predetto titolo e per tale ragione Alfacnd S.r.l., in persona del legale raprersentante,</text:span></text:p>
      <text:p text:style-name="P41"><text:span text:style-name="T42">intima e fa precetto</text:span></text:p>
      <text:p text:style-name="P43"><text:span text:style-name="T44">a<text:s/></text:span><text:span text:style-name="T45">S.R.M. CARPENTERIA INOX S.r.l.,</text:span><text:span text:style-name="T46"><text:s/>con sede in Milano (MI), Via Largo Promessi Sposi n. 2, ( P. IVA 07 631 480 964), in persona<text:s/></text:span><text:span text:style-name="T47">del legale rappresentante pro tempore, sig. Pennelli Giuseppe, (C.F.: PNNGPP63S12F205P), nato a Milano (MI), il 12.11.1963, residente in via Grassi Giovanni Battista n. 89,<text:s/></text:span><text:span text:style-name="T48">di pagare a ALFACND S.R.L., in persona del legale rappresentante pro tempore, entro</text:span><text:span text:style-name="T49"><text:s/>e non oltre 10 giorni dalla notifica del presente atto le seguenti somme:</text:span></text:p>
      <text:p text:style-name="P50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a.<text:s/></text:span><text:span text:style-name="T58">importo ingiunto</text:span></text:p>
          </table:table-cell>
          <table:table-cell table:style-name="TableCell59">
            <text:p text:style-name="P60"><text:span text:style-name="T61">6.544,00</text:span></text:p>
          </table:table-cell>
        </table:table-row>
        <table:table-row table:style-name="TableRow62">
          <table:table-cell table:style-name="TableCell63">
            <text:p text:style-name="P64"><text:span text:style-name="T65">b.<text:s/></text:span><text:span text:style-name="T66">interessi di mora come da decreto ingiuntivo calcolati al 20.12.2018</text:span></text:p>
          </table:table-cell>
          <table:table-cell table:style-name="TableCell67">
            <text:p text:style-name="P68"/>
            <text:p text:style-name="P69"/>
            <text:p text:style-name="P70"><text:span text:style-name="T71">1.102,39</text:span></text:p>
          </table:table-cell>
        </table:table-row>
        <table:table-row table:style-name="TableRow72">
          <table:table-cell table:style-name="TableCell73">
            <text:p text:style-name="P74"><text:span text:style-name="T75">Sommano</text:span></text:p>
            <text:p text:style-name="P76"><text:span text:style-name="T77">c. Compensi per ingiunzione</text:span></text:p>
            <text:p text:style-name="P78"><text:span text:style-name="T79">d. Spese per esborsi</text:span></text:p>
            <text:p text:style-name="P80"><text:span text:style-name="T81">e.<text:s/></text:span><text:span text:style-name="T82">CPA 4% su c.</text:span></text:p>
            <text:p text:style-name="P83"><text:span text:style-name="T84">f. compensi precetto</text:span></text:p>
            <text:p text:style-name="P85"><text:span text:style-name="T86">g. spese generali 15% su f</text:span></text:p>
            <text:p text:style-name="P87"><text:span text:style-name="T88">h.cp.a 4% su f e g</text:span></text:p>
            <text:p text:style-name="P89"><text:span text:style-name="T90">TOTALE GENERALE</text:span></text:p>
            <text:p text:style-name="P91"/>
          </table:table-cell>
          <table:table-cell table:style-name="TableCell92">
            <text:p text:style-name="P93"><text:span text:style-name="T94">7.471,99</text:span></text:p>
            <text:p text:style-name="P95"><text:span text:style-name="T96">829,00</text:span></text:p>
            <text:p text:style-name="P97"><text:span text:style-name="T98">145,50</text:span></text:p>
            <text:p text:style-name="P99"><text:span text:style-name="T100">261,76</text:span></text:p>
            <text:p text:style-name="P101"><text:span text:style-name="T102">225,00</text:span></text:p>
            <text:p text:style-name="P103"><text:span text:style-name="T104">33,75</text:span></text:p>
            <text:p text:style-name="P105"><text:span text:style-name="T106">10,35</text:span></text:p>
            <text:p text:style-name="P107"><text:span text:style-name="T108">9.151,75</text:span></text:p>
            <text:p text:style-name="P109"><text:span text:style-name="T110">s.e.o.</text:span></text:p>
          </table:table-cell>
        </table:table-row>
      </table:table>
      <text:p text:style-name="P111">Oltre interessi sino al soddisfo e suuccessuive occorrende, comprese le spese di notifica del presente atto, come da nota sottostante,</text:p>
      <text:p text:style-name="P112"><text:span text:style-name="T113">Altresì avverte</text:span></text:p>
      <text:p text:style-name="P114"><text:span text:style-name="T115">che, in difetto di adempimento nel termine sopra indicato, si procederà ad esecuzione forzata;<text:s/></text:span><text:span text:style-name="T116">inoltre la debitrice può, ove ne ricorrano i presupposti di fatto e di diritto, con l'ausilio di un organismo di composizione della crisi o di un professionista nominato dal giudice, porre rimedio alla situazione di eventuale sovraindebitamento concludendo</text:span><text:span text:style-name="T117"><text:s/>con i creditori un accordo di composizione della crisi o proponendo agli stessi un piano del consumatore.</text:span></text:p>
      <text:p text:style-name="P118"><text:span text:style-name="T119">Piacenza/Milano20.12.2018</text:span></text:p>
      <text:p text:style-name="P120"><text:span text:style-name="T121">Avv. Giovanna Turchio</text:span></text:p>
      <text:p text:style-name="P122"/>
      <text:p text:style-name="P123"/>
      <text:p text:style-name="P124">Relata di notifica</text:p>
      <text:p text:style-name="P125"><text:span text:style-name="T126">Ad istanza dell’Avv. Giovanna</text:span><text:span text:style-name="T127"><text:s/>Turchio, nell’interesse di<text:s/></text:span><text:span text:style-name="T128">Alfacnd s.r.l.</text:span><text:span text:style-name="T129">, io sottoscritto Ufficiale Giudiziario addetto all’Unep c/ola Corte di Appello di Milano ho notificato copia <text:s/>del suesteso atto di precetto a:</text:span></text:p>
      <text:p text:style-name="P130"><text:span text:style-name="T131">1. S.R.M. CARPENTERIA INOX S.R.L</text:span><text:span text:style-name="T132">., ( P.I. 07 631 480 964),<text:s/></text:span><text:span text:style-name="T133">corrente<text:s/></text:span><text:span text:style-name="T134">in Milano,</text:span><text:span text:style-name="T135"><text:s/></text:span><text:span text:style-name="T136">Largo Promessi Sposi n.2,</text:span><text:span text:style-name="T137"><text:s/>in persona del legale rappresentante p.t., sig. Pennelli Giuseppe,<text:s/></text:span><text:span text:style-name="T138"><text:s/></text:span><text:span text:style-name="T139"><text:s/></text:span><text:span text:style-name="T140">ed ivi mediante consegna a</text:span></text:p>
      <text:p text:style-name="P141"/>
      <text:p text:style-name="P142"/>
      <text:p text:style-name="P143"/>
      <text:p text:style-name="P144"><text:span text:style-name="T145">2. sig</text:span><text:span text:style-name="T146">. Pennelli Giuseppe,</text:span><text:span text:style-name="T147">(C.F. PNNGPP63S12F205P), nella qualità di legale reppresentante p.t. di<text:s/></text:span><text:span text:style-name="T148">S.R.M. CARPE</text:span><text:span text:style-name="T149">NTERIA INOX S.R.L</text:span><text:span text:style-name="T150">.,, residente <text:s/>a<text:s/></text:span><text:span text:style-name="T151">Milano</text:span><text:span text:style-name="T152">, <text:s/>in<text:s/></text:span><text:span text:style-name="T153">Via Grassi Giovanni Battista n. 89,<text:s/></text:span><text:span text:style-name="T154"><text:s/></text:span><text:span text:style-name="T155">ev ivi mediante consegna a mani d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Linux Libertine Display G" svg:font-family="Linux Libertine Display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style:vertical-align="auto" fo:margin-bottom="0.1111in" fo:line-height="106%"/>
      <style:text-properties style:font-name="Calibri" style:font-name-asian="Times New Roman" style:font-name-complex="Calibri" fo:font-size="11pt" style:font-size-asian="11pt" style:font-size-complex="11pt" style:language-asian="it" style:country-asian="I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DocumentMap" style:display-name="DocumentMap" style:family="paragraph">
      <style:paragraph-properties fo:widows="2" fo:orphans="2" style:vertical-align="auto" fo:margin-bottom="0.1111in" fo:line-height="106%"/>
      <style:text-properties style:font-name="Calibri" style:font-name-asian="Times New Roman" style:font-name-complex="Calibri" fo:font-size="11pt" style:font-size-asian="11pt" style:font-size-complex="11pt" style:language-asian="it" style:country-asian="IT" style:language-complex="ar" style:country-complex="SA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line-height="100%"/>
      <style:text-properties style:font-name="Linux Libertine Display G" fo:font-weight="bold" style:font-weight-asian="bold" style:font-weight-complex="bold"/>
    </style:style>
    <style:style style:name="P3" style:parent-style-name="Intestazione" style:family="paragraph">
      <style:paragraph-properties fo:line-height="100%"/>
      <style:text-properties style:font-name="Linux Libertine Display G" fo:font-weight="bold" style:font-weight-asian="bold" style:font-weight-complex="bold"/>
    </style:style>
    <style:style style:name="P4" style:parent-style-name="Intestazione" style:family="paragraph">
      <style:paragraph-properties fo:line-height="100%"/>
      <style:text-properties style:font-name="Linux Libertine Display G" fo:font-weight="bold" style:font-weight-asian="bold" style:font-weight-complex="bold"/>
    </style:style>
    <style:style style:name="P5" style:parent-style-name="Intestazione" style:family="paragraph">
      <style:paragraph-properties fo:line-height="100%"/>
    </style:style>
    <style:style style:name="T6" style:parent-style-name="Car.predefinitoparagrafo" style:family="text">
      <style:text-properties style:font-name="Linux Libertine Display G" fo:font-weight="bold" style:font-weight-asian="bold" style:font-weight-complex="bold"/>
    </style:style>
    <style:style style:name="T7" style:parent-style-name="Car.predefinitoparagrafo" style:family="text">
      <style:text-properties style:font-name="Linux Libertine Display G" fo:font-weight="bold" style:font-weight-asian="bold" style:font-weight-complex="bold"/>
    </style:style>
    <style:style style:name="T8" style:parent-style-name="Car.predefinitoparagrafo" style:family="text">
      <style:text-properties style:font-name="Linux Libertine Display G" fo:font-weight="bold" style:font-weight-asian="bold" style:font-weight-complex="bold"/>
    </style:style>
    <style:style style:name="P9" style:parent-style-name="Intestazione" style:family="paragraph">
      <style:paragraph-properties fo:line-height="100%"/>
      <style:text-properties style:font-name="Linux Libertine Display G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Avv.<text:s/>{Avvocato.NomeCompleto}</text:p>
        <text:p text:style-name="P3">{Avvocato.IndirizzoStudio}</text:p>
        <text:p text:style-name="P4">Tel.<text:s/>{Avvocato.TelefonoStudio}</text:p>
        <text:p text:style-name="P5"><text:span text:style-name="T6">{Avvocato.</text:span><text:span text:style-name="T7">EMail</text:span><text:span text:style-name="T8">}</text:span></text:p>
        <text:p text:style-name="P9">{Avvocato.EMailPEC}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ssimiliano Scriboni</dc:creator>
    <meta:creation-date>2018-11-16T14:58:00Z</meta:creation-date>
    <dc:date>2019-05-16T20:48:00Z</dc:date>
    <meta:print-date>2018-12-20T09:42:00Z</meta:print-date>
    <meta:template xlink:href="Normal.dotm" xlink:type="simple"/>
    <meta:editing-cycles>6</meta:editing-cycles>
    <meta:editing-duration>PT4680S</meta:editing-duration>
    <meta:user-defined meta:name="Operator">Ledjo Minga</meta:user-defined>
    <meta:document-statistic meta:page-count="1" meta:paragraph-count="8" meta:word-count="601" meta:character-count="4024" meta:row-count="28" meta:non-whitespace-character-count="3431"/>
  </office:meta>
</office:document-meta>
</file>